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4000000EE008DD6E675072ABC.png" manifest:media-type="image/png"/>
  <manifest:file-entry manifest:full-path="Pictures/100000000000005000000054BD08DE49FF62F6C0.png" manifest:media-type="image/png"/>
  <manifest:file-entry manifest:full-path="Pictures/1000000000000020000000204B249CA79A42C6D7.png" manifest:media-type="image/png"/>
  <manifest:file-entry manifest:full-path="Pictures/10000000000001330000011DBA7C63AC95DD0EF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Neuronal Simulator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 toolbox for solving differential equations to simulate neurons</text:p>
          </draw:text-box>
        </draw:frame>
        <draw:frame presentation:style-name="pr1" draw:layer="layout" svg:width="26cm" svg:height="2.663cm" svg:x="0.8cm" svg:y="1.4cm" presentation:class="title" presentation:user-transformed="true">
          <draw:text-box>
            <text:p>Linguagem de Programação I</text:p>
          </draw:text-box>
        </draw:frame>
        <draw:frame presentation:style-name="pr1" draw:layer="layout" svg:width="26cm" svg:height="2.663cm" svg:x="0.8cm" svg:y="6.737cm" presentation:class="title" presentation:user-transformed="true">
          <draw:text-box>
            <text:p>José Henriqu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he problematic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libraries</text:p>
          </draw:text-box>
        </draw:frame>
        <draw:frame draw:style-name="gr2" draw:text-style-name="P2" draw:layer="layout" svg:width="8.358cm" svg:height="6.668cm" svg:x="9.796cm" svg:y="5.504cm">
          <draw:image xlink:href="Pictures/10000000000001330000011DBA7C63AC95DD0EF8.jpg" xlink:type="simple" xlink:show="embed" xlink:actuate="onLoad">
            <text:p/>
          </draw:image>
        </draw:frame>
        <draw:frame draw:style-name="gr2" draw:text-style-name="P2" draw:layer="layout" svg:width="8.36cm" svg:height="6.669cm" svg:x="18.585cm" svg:y="5.503cm">
          <draw:image xlink:href="Pictures/100000000000005000000054BD08DE49FF62F6C0.png" xlink:type="simple" xlink:show="embed" xlink:actuate="onLoad">
            <text:p/>
          </draw:image>
        </draw:frame>
        <draw:frame draw:style-name="gr2" draw:text-style-name="P2" draw:layer="layout" svg:width="8.368cm" svg:height="6.675cm" svg:x="1.001cm" svg:y="5.501cm">
          <draw:image xlink:href="Pictures/10000000000000D4000000EE008DD6E675072A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y referenc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http://linux-buddy.blogspot.c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7:06:23.555049359</meta:creation-date>
    <meta:editing-duration>PT10M15S</meta:editing-duration>
    <meta:editing-cycles>3</meta:editing-cycles>
    <meta:generator>LibreOffice/6.0.3.2$Linux_X86_64 LibreOffice_project/00m0$Build-2</meta:generator>
    <dc:title>Midnightblue</dc:title>
    <dc:date>2018-08-15T17:16:39.604999123</dc:date>
    <meta:document-statistic meta:object-count="71"/>
  </office:meta>
</office:document-meta>
</file>